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Sans" svg:font-family="DejaVuSans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normal" style:font-weight-asian="normal" style:font-weight-complex="normal"/>
    </style:style>
    <style:style style:name="T7" style:family="text">
      <style:text-properties fo:color="#7f7f7f" fo:font-size="8pt"/>
    </style:style>
    <style:style style:name="T8" style:family="text">
      <style:text-properties fo:color="#e8e8e8" fo:font-size="8pt"/>
    </style:style>
    <style:style style:name="T9" style:family="text">
      <style:text-properties fo:color="#000000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</text:span><text:span text:style-name="T1">in Smart Cities and </text:span><text:span text:style-name="T1">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</text:span><text:span text:style-name="T3">TinyML: </text:span><text:span text:style-name="T3">Requirements, </text:span><text:span text:style-name="T3">Accelerators, and </text:span><text:span text:style-name="T3">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long-term </text:span><text:span text:style-name="T4">sustainability:</text:span></text:p>
            <text:p text:style-name="P8"><text:span text:style-name="T5"/></text:p>
            <text:list text:style-name="L2">
              <text:list-header>
                <text:p><text:span text:style-name="T6">Energy and </text:span><text:span text:style-name="T6">resource efficiency</text:span></text:p>
                <text:p><text:span text:style-name="T7"/></text:p>
                <text:p><text:span text:style-name="T6">Quality </text:span><text:span text:style-name="T6">preservation</text:span></text:p>
                <text:p><text:span text:style-name="T8"/></text:p>
                <text:p><text:span text:style-name="T6">Application </text:span><text:span text:style-name="T6">versatility</text:span></text:p>
                <text:p><text:span text:style-name="T8"/></text:p>
                <text:p><text:span text:style-name="T6">Platform </text:span><text:span text:style-name="T6">compatibility</text:span></text:p>
                <text:p><text:span text:style-name="T8"/></text:p>
                <text:p><text:span text:style-name="T9">On-device </text:span><text:span text:style-name="T9">trainin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6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Sans" svg:font-family="DejaVuSans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0:21:54.260591058</dc:date>
    <meta:editing-duration>PT3H42M20S</meta:editing-duration>
    <meta:editing-cycles>43</meta:editing-cycles>
    <meta:generator>LibreOffice/6.4.7.2$Linux_X86_64 LibreOffice_project/40$Build-2</meta:generator>
    <meta:document-statistic meta:object-count="5"/>
  </office:meta>
</office:document-meta>
</file>